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22ed" officeooo:paragraph-rsid="000922ed"/>
    </style:style>
    <style:style style:name="P2" style:family="paragraph" style:parent-style-name="Standard">
      <style:text-properties officeooo:paragraph-rsid="000922ed"/>
    </style:style>
    <style:style style:name="P3" style:family="paragraph" style:parent-style-name="Standard">
      <style:text-properties fo:font-weight="normal" officeooo:rsid="000a2fdd" officeooo:paragraph-rsid="000922ed" style:font-weight-asian="normal" style:font-weight-complex="normal"/>
    </style:style>
    <style:style style:name="P4" style:family="paragraph" style:parent-style-name="Standard">
      <style:text-properties officeooo:rsid="000922ed" officeooo:paragraph-rsid="000922ed"/>
    </style:style>
    <style:style style:name="T1" style:family="text">
      <style:text-properties officeooo:rsid="000922ed"/>
    </style:style>
    <style:style style:name="T2" style:family="text">
      <style:text-properties officeooo:rsid="000a2fd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fdd" style:font-weight-asian="bold" style:font-weight-complex="bold"/>
    </style:style>
    <style:style style:name="T5" style:family="text">
      <style:text-properties fo:font-weight="bold" officeooo:rsid="000d8ae5" style:font-weight-asian="bold" style:font-weight-complex="bold"/>
    </style:style>
    <style:style style:name="T6" style:family="text">
      <style:text-properties fo:font-weight="bold" officeooo:rsid="0010f389" style:font-weight-asian="bold" style:font-weight-complex="bold"/>
    </style:style>
    <style:style style:name="T7" style:family="text">
      <style:text-properties fo:font-weight="normal" officeooo:rsid="000a2fdd" style:font-weight-asian="normal" style:font-weight-complex="normal"/>
    </style:style>
    <style:style style:name="T8" style:family="text">
      <style:text-properties fo:font-weight="normal" officeooo:rsid="000bbe92" style:font-weight-asian="normal" style:font-weight-complex="normal"/>
    </style:style>
    <style:style style:name="T9" style:family="text">
      <style:text-properties fo:font-weight="normal" officeooo:rsid="000d8ae5" style:font-weight-asian="normal" style:font-weight-complex="normal"/>
    </style:style>
    <style:style style:name="T10" style:family="text">
      <style:text-properties officeooo:rsid="000c5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Sesión 1</text:p>
      <text:p text:style-name="P1"/>
      <text:p text:style-name="P1"><text:tab/><text:span text:style-name="T3">Open</text:span>: abre o crea un archivo</text:p>
      <text:p text:style-name="P1"><text:tab/><text:tab/>O_CREAT: en caso de no existir lo crea</text:p>
      <text:p text:style-name="P2"><text:span text:style-name="T1"><text:tab/><text:tab/>O_TRUNC: </text:span><text:span text:style-name="T2">(si existe el fichero y es regular, al terminar de escribir finaliza el proceso y continua con otros)Si el archivo ya existe y es un archivo normal y el acceso </text:span>permite la escritura (es decir, es O_RDWR o O_WRONLY), será <text:span text:style-name="T10">t</text:span>runcado a la longitud 0</text:p>
      <text:p text:style-name="P1"><text:tab/><text:tab/>O_WRONLY: solo le damos permisos de escritura al archivo</text:p>
      <text:p text:style-name="P1"><text:tab/><text:tab/>S_IRUSR: le da el permiso de lectura al usuario</text:p>
      <text:p text:style-name="P1"><text:tab/><text:tab/>S_IWUSR: le da permiso de escritura al usuario</text:p>
      <text:p text:style-name="P1"/>
      <text:p text:style-name="P1"><text:tab/><text:span text:style-name="T4">Write(file, buffer, length): </text:span><text:span text:style-name="T7">escribe un buffer en el archivo</text:span></text:p>
      <text:p text:style-name="P3"/>
      <text:p text:style-name="P1"><text:span text:style-name="T7"><text:tab/></text:span><text:span text:style-name="T4">lseek(archivo, pos_inicio, flag): </text:span><text:span text:style-name="T7">coloca el puntero de escritura en una posición concreta.</text:span></text:p>
      <text:p text:style-name="P1"><text:span text:style-name="T7"><text:tab/><text:tab/>SEEK_SET: </text:span><text:span text:style-name="T8">establece la posición en la que se va a empezar a escribir</text:span></text:p>
      <text:p text:style-name="P1"><text:span text:style-name="T8"/></text:p>
      <text:p text:style-name="P1"><text:span text:style-name="T8"><text:tab/></text:span><text:span text:style-name="T5">Read(int fd, void *buf, </text:span><text:span text:style-name="T6">cont</text:span><text:span text:style-name="T5">): </text:span><text:span text:style-name="T9"><text:s/>intenta leer hasta el número de bytes del descriptor de archivo fd</text:span></text:p>
      <text:p text:style-name="P1"><text:span text:style-name="T9"><text:s text:c="7"/>en el buffer que comienza en bu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0:50:15.405162013</meta:creation-date>
    <dc:date>2021-10-28T18:08:35.940428951</dc:date>
    <meta:editing-duration>PT28M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48" meta:character-count="856" meta:non-whitespace-character-count="696"/>
  </office:meta>
</office:document-meta>
</file>